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gradient" draw:fill-gradient-name="Gradient_20_2" draw:textarea-horizontal-align="justify" draw:textarea-vertical-align="middle" draw:auto-grow-height="false" fo:min-height="9.136cm" fo:min-width="8.886cm" draw:shadow="visible"/>
    </style:style>
    <style:style style:name="gr2" style:family="graphic" style:parent-style-name="standard">
      <style:graphic-properties draw:stroke="none" draw:fill-color="#ffffff" draw:textarea-vertical-align="middle" draw:auto-grow-height="false" fo:min-height="7.25cm" fo:min-width="7.3cm" draw:shadow="hidden"/>
    </style:style>
    <style:style style:name="gr3" style:family="graphic" style:parent-style-name="standard">
      <style:graphic-properties draw:stroke="none" svg:stroke-color="#000000" draw:fill="none" draw:fill-color="#ffffff" fo:min-height="4.747cm" draw:shadow="hidden"/>
    </style:style>
    <style:style style:name="P1" style:family="paragraph">
      <loext:graphic-properties draw:fill="gradient" draw:fill-gradient-name="Gradient_20_2"/>
      <style:paragraph-properties fo:text-align="center"/>
    </style:style>
    <style:style style:name="P2" style:family="paragraph">
      <loext:graphic-properties draw:fill-color="#ffffff"/>
      <style:paragraph-properties fo:text-align="center"/>
    </style:style>
    <style:style style:name="P3" style:family="paragraph">
      <style:text-properties style:font-name="Ubuntu" fo:font-size="120pt" fo:font-style="italic" fo:font-weight="bold" style:font-size-asian="120pt" style:font-style-asian="italic" style:font-weight-asian="bold" style:font-size-complex="120pt" style:font-style-complex="italic" style:font-weight-complex="bold"/>
    </style:style>
    <style:style style:name="P4" style:family="paragraph">
      <loext:graphic-properties draw:fill="none" draw:fill-color="#ffffff"/>
      <style:text-properties style:font-name="Ubuntu" fo:font-size="120pt" fo:font-style="italic" fo:font-weight="bold" style:font-size-asian="120pt" style:font-style-asian="italic" style:font-weight-asian="bold" style:font-size-complex="120pt" style:font-style-complex="italic" style:font-weight-complex="bold"/>
    </style:style>
    <style:style style:name="T1" style:family="text">
      <style:text-properties style:font-name="Ubuntu" fo:font-size="120pt" fo:font-style="italic" fo:font-weight="bold" style:font-size-asian="120pt" style:font-style-asian="italic" style:font-weight-asian="bold" style:font-size-complex="120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4cm" svg:height="10.4cm" svg:x="0.9cm" svg:y="0.899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8cm" svg:height="7.5cm" svg:x="2.9cm" svg:y="1.899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3" draw:text-style-name="P4" draw:layer="layout" svg:width="4cm" svg:height="4.997cm" svg:x="1.8cm" svg:y="2.502cm">
          <draw:text-box>
            <text:p text:style-name="P3"><text:span text:style-name="T1">F</text:span></text:p>
          </draw:text-box>
        </draw:frame>
        <draw:frame draw:style-name="gr3" draw:text-style-name="P4" draw:layer="layout" svg:width="4cm" svg:height="4.997cm" svg:x="6.6cm" svg:y="5.202cm">
          <draw:text-box>
            <text:p text:style-name="P3"><text:span text:style-name="T1">F</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ff3333" draw:end-color="#ff66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2cm" fo:page-height="1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18T21:12:46.906205526</meta:creation-date>
    <dc:date>2016-12-18T21:25:51.990252484</dc:date>
    <meta:editing-duration>PT4M24S</meta:editing-duration>
    <meta:editing-cycles>2</meta:editing-cycles>
    <meta:generator>LibreOffice/5.2.3.3$Linux_x86 LibreOffice_project/d54a8868f08a7b39642414cf2c8ef2f228f780cf</meta:generator>
    <meta:document-statistic meta:object-count="4"/>
  </office:meta>
</office:document-meta>
</file>